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Klasse HealthInsurance:</text:p>
      <text:p text:style-name="Standard"><text:s text:c="4"/>Attribute: id, name, patients (Map von Patienten)</text:p>
      <text:p text:style-name="Standard"><text:s text:c="4"/>Konstruktor: HealthInsurance(id, name)</text:p>
      <text:p text:style-name="Standard"><text:s text:c="4"/>Methoden:</text:p>
      <text:p text:style-name="Standard"><text:s text:c="8"/>getId(), getName(), addPatient(patient), removePatient(patient), getPatients()</text:p>
      <text:p text:style-name="Standard"/>
      <text:p text:style-name="Standard">Klasse Patient (erbt von Identifiable):</text:p>
      <text:p text:style-name="Standard"><text:s text:c="4"/>Attribute: id, name, address, dateOfBirth, insuranceName, insuranceCardPresent</text:p>
      <text:p text:style-name="Standard"><text:s text:c="4"/>Konstruktor: Patient(id, name, address, dateOfBirth, insuranceName)</text:p>
      <text:p text:style-name="Standard"><text:s text:c="4"/>Methoden:<text:s/></text:p>
      <text:p text:style-name="Standard"><text:s text:c="8"/>getId(), getName(), getAddress(), getDateOfBirth(), getInsuranceName(),<text:s/></text:p>
      <text:p text:style-name="Standard"><text:s text:c="8"/>isInsuranceCardPresent(), setInsuranceCardPresent(boolean)</text:p>
      <text:p text:style-name="Standard"/>
      <text:p text:style-name="Standard">Schnittstelle Identifiable:</text:p>
      <text:p text:style-name="Standard"><text:s text:c="4"/>Methode: getId()</text:p>
      <text:p text:style-name="Standard"/>
      <text:p text:style-name="Standard">Hauptprogramm:</text:p>
      <text:p text:style-name="Standard"><text:s text:c="4"/>Erstelle eine Scanner-Instanz für Benutzereingaben</text:p>
      <text:p text:style-name="Standard"/>
      <text:p text:style-name="Standard"><text:s text:c="4"/>Erstelle eine Instanz von HealthInsurance mit ID 1 und Name "Insurance1"</text:p>
      <text:p text:style-name="Standard"><text:s text:c="4"/>Erstelle eine Instanz von HealthInsurance mit ID 2 und Name "Insurance2"</text:p>
      <text:p text:style-name="Standard"/>
      <text:p text:style-name="Standard"><text:s text:c="4"/>Solange das Programm läuft:</text:p>
      <text:p text:style-name="Standard"><text:s text:c="8"/>Zeige das Menü an:</text:p>
      <text:p text:style-name="Standard"><text:s text:c="12"/>1. Neuen Patienten hinzufügen</text:p>
      <text:p text:style-name="Standard"><text:s text:c="12"/>2. Patienten einer Versicherung anzeigen</text:p>
      <text:p text:style-name="Standard"><text:s text:c="12"/>3. Beenden</text:p>
      <text:p text:style-name="Standard"><text:s text:c="12"/>Wähle eine Option:</text:p>
      <text:p text:style-name="Standard"/>
      <text:soft-page-break/>
      <text:p text:style-name="Standard"><text:s text:c="8"/>Lies die Benutzereingabe für die Option</text:p>
      <text:p text:style-name="Standard"/>
      <text:p text:style-name="Standard"><text:s text:c="8"/>Wenn die Option 1 ist:</text:p>
      <text:p text:style-name="Standard"><text:s text:c="12"/>Lies den Namen des Patienten</text:p>
      <text:p text:style-name="Standard"><text:s text:c="12"/>Lies die Adresse des Patienten</text:p>
      <text:p text:style-name="Standard"><text:s text:c="12"/>Lies das Geburtsdatum des Patienten</text:p>
      <text:p text:style-name="Standard"><text:s text:c="12"/>Lies den Versicherungsnamen des Patienten</text:p>
      <text:p text:style-name="Standard"><text:s text:c="12"/>Frage nach dem Vorhandensein der Versicherungskarte und speichere die Antwort</text:p>
      <text:p text:style-name="Standard"><text:s text:c="12"/>Erstelle eine neue Patienteninstanz mit den eingegebenen Informationen</text:p>
      <text:p text:style-name="Standard"><text:s text:c="12"/>Frage nach der Versicherungs-ID und weise den Patienten der entsprechenden Versicherung zu</text:p>
      <text:p text:style-name="Standard"><text:s text:c="12"/>Füge den Patienten der entsprechenden Versicherung hinzu</text:p>
      <text:p text:style-name="Standard"/>
      <text:p text:style-name="Standard"><text:s text:c="8"/>Wenn die Option 2 ist:</text:p>
      <text:p text:style-name="Standard"><text:s text:c="12"/>Lies die Versicherungs-ID, deren Patienten angezeigt werden sollen</text:p>
      <text:p text:style-name="Standard"><text:s text:c="12"/>Zeige die Patienten der ausgewählten Versicherung an</text:p>
      <text:p text:style-name="Standard"/>
      <text:p text:style-name="Standard"><text:s text:c="8"/>Wenn die Option 3 ist:</text:p>
      <text:p text:style-name="Standard"><text:s text:c="12"/>Beende das Programm</text:p>
      <text:p text:style-name="Standard"/>
      <text:p text:style-name="Standard"><text:s text:c="4"/>Ende der Schleif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onis Mjeku</meta:initial-creator>
    <dc:creator>Adonis Mjeku</dc:creator>
    <meta:creation-date>2024-05-02T15:51:00Z</meta:creation-date>
    <dc:date>2024-05-02T15:53:00Z</dc:date>
    <meta:template xlink:href="Normal.dotm" xlink:type="simple"/>
    <meta:editing-cycles>1</meta:editing-cycles>
    <meta:editing-duration>PT0S</meta:editing-duration>
    <meta:document-statistic meta:page-count="2" meta:paragraph-count="3" meta:word-count="265" meta:character-count="1938" meta:row-count="13" meta:non-whitespace-character-count="1676"/>
  </office:meta>
</office:document-meta>
</file>